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ldhabi" svg:font-family="Aldhabi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ldhabi1" svg:font-family="Aldhabi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ldhabi" fo:font-size="14pt" style:font-size-asian="14pt" style:font-name-complex="Aldhabi1" style:font-size-complex="14pt"/>
    </style:style>
    <style:style style:name="P3" style:family="paragraph" style:parent-style-name="Standard">
      <style:text-properties fo:color="#000000" style:font-name="Aldhabi" fo:font-size="14pt" style:font-size-asian="14pt" style:font-name-complex="Aldhabi1" style:font-size-complex="14pt"/>
    </style:style>
    <style:style style:name="P4" style:family="paragraph" style:parent-style-name="Standard">
      <style:text-properties fo:color="#ff0000" style:font-name="Aldhabi" fo:font-size="14pt" style:text-underline-style="solid" style:text-underline-width="auto" style:text-underline-color="font-color" fo:font-weight="bold" style:font-size-asian="14pt" style:font-weight-asian="bold" style:font-name-complex="Aldhabi1" style:font-size-complex="14pt" style:font-weight-complex="bold"/>
    </style:style>
    <style:style style:name="P5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fo:color="#ff0000" style:font-name="Aldhabi" fo:font-size="14pt" style:text-underline-style="solid" style:text-underline-width="auto" style:text-underline-color="font-color" fo:font-weight="bold" style:font-size-asian="14pt" style:font-weight-asian="bold" style:font-name-complex="Aldhabi1" style:font-size-complex="14pt" style:font-weight-complex="bold"/>
    </style:style>
    <style:style style:name="T3" style:family="text">
      <style:text-properties fo:color="#ff0000" style:font-name="Aldhabi" fo:font-size="14pt" fo:font-weight="bold" style:font-size-asian="14pt" style:font-weight-asian="bold" style:font-name-complex="Aldhabi1" style:font-size-complex="14pt" style:font-weight-complex="bold"/>
    </style:style>
    <style:style style:name="T4" style:family="text">
      <style:text-properties style:font-name="Aldhabi" fo:font-size="14pt" style:font-size-asian="14pt" style:font-name-complex="Aldhabi1" style:font-size-complex="14pt"/>
    </style:style>
    <style:style style:name="T5" style:family="text">
      <style:text-properties fo:color="#000000" style:font-name="Aldhabi" fo:font-size="14pt" style:font-size-asian="14pt" style:font-name-complex="Aldhabi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><text:span text:style-name="T1">Kindergarten Sight Words</text:span></text:p>
      <text:p text:style-name="Standard"><text:span text:style-name="T2">A</text:span><text:span text:style-name="T3"><text:tab/><text:tab/></text:span><text:span text:style-name="T2">B</text:span><text:span text:style-name="T3"><text:tab/><text:tab/></text:span><text:span text:style-name="T2">C</text:span><text:span text:style-name="T3"><text:tab/><text:tab/></text:span><text:span text:style-name="T2">D</text:span><text:span text:style-name="T3"><text:tab/><text:tab/></text:span><text:span text:style-name="T2">E</text:span><text:span text:style-name="T3"><text:tab/><text:tab/></text:span><text:span text:style-name="T2">F</text:span><text:span text:style-name="T3"><text:tab/><text:tab/></text:span><text:span text:style-name="T2">G</text:span></text:p>
      <text:p text:style-name="Standard"><text:span text:style-name="T4">a<text:tab/><text:tab/>be<text:tab/><text:tab/>can<text:tab/><text:tab/>do<text:tab/><text:tab/>eat<text:tab/><text:tab/>for<text:tab/><text:tab/>go</text:span></text:p>
      <text:p text:style-name="Standard"><text:span text:style-name="T4">and<text:tab/><text:tab/>but<text:tab/><text:tab/>come<text:tab/> <text:tab/><text:tab/><text:tab/><text:tab/><text:tab/>friend<text:tab/><text:tab/>got</text:span></text:p>
      <text:p text:style-name="Standard"><text:span text:style-name="T4">at<text:tab/><text:tab/><text:tab/><text:tab/>came</text:span></text:p>
      <text:p text:style-name="Standard"><text:span text:style-name="T4">are</text:span></text:p>
      <text:p text:style-name="Standard"><text:span text:style-name="T4">ate</text:span></text:p>
      <text:p text:style-name="Standard"><text:span text:style-name="T4">all</text:span></text:p>
      <text:p text:style-name="P2"/>
      <text:p text:style-name="Standard"><text:span text:style-name="T2">H</text:span><text:span text:style-name="T3"><text:tab/><text:tab/></text:span><text:span text:style-name="T2">I</text:span><text:span text:style-name="T3"><text:tab/><text:tab/></text:span><text:span text:style-name="T2">J</text:span><text:span text:style-name="T3"><text:tab/><text:tab/></text:span><text:span text:style-name="T2">K</text:span><text:span text:style-name="T3"><text:tab/><text:tab/></text:span><text:span text:style-name="T2">L</text:span><text:span text:style-name="T3"><text:tab/><text:tab/></text:span><text:span text:style-name="T2">M</text:span><text:span text:style-name="T3"><text:tab/><text:tab/></text:span><text:span text:style-name="T2">N</text:span></text:p>
      <text:p text:style-name="Standard"><text:span text:style-name="T5">he<text:tab/><text:tab/>I<text:tab/><text:tab/><text:tab/><text:tab/><text:tab/><text:tab/>like<text:tab/><text:tab/>me<text:tab/><text:tab/>not</text:span></text:p>
      <text:p text:style-name="Standard"><text:span text:style-name="T5">here<text:tab/><text:tab/>it<text:tab/><text:tab/><text:tab/><text:tab/><text:tab/><text:tab/>look<text:tab/><text:tab/>my<text:tab/><text:tab/>no</text:span></text:p>
      <text:p text:style-name="Standard"><text:span text:style-name="T5">how<text:tab/><text:tab/>is<text:tab/><text:tab/><text:tab/><text:tab/><text:tab/><text:tab/>little<text:tab/><text:tab/></text:span></text:p>
      <text:p text:style-name="Standard"><text:span text:style-name="T5">have<text:tab/><text:tab/>in</text:span></text:p>
      <text:p text:style-name="P3"/>
      <text:p text:style-name="Standard"><text:span text:style-name="T2">O</text:span><text:span text:style-name="T3"><text:tab/><text:tab/></text:span><text:span text:style-name="T2">P</text:span><text:span text:style-name="T3"><text:tab/><text:tab/></text:span><text:span text:style-name="T2">Q</text:span><text:span text:style-name="T3"><text:tab/><text:tab/></text:span><text:span text:style-name="T2">R</text:span><text:span text:style-name="T3"><text:tab/><text:tab/></text:span><text:span text:style-name="T2">S</text:span><text:span text:style-name="T3"><text:tab/><text:tab/></text:span><text:span text:style-name="T2">T</text:span><text:span text:style-name="T3"><text:tab/><text:tab/></text:span><text:span text:style-name="T2">U</text:span></text:p>
      <text:p text:style-name="Standard"><text:span text:style-name="T5">of<text:tab/><text:tab/>put<text:tab/><text:tab/><text:tab/><text:tab/>run<text:tab/><text:tab/>so<text:tab/><text:tab/>to<text:tab/><text:tab/>up</text:span></text:p>
      <text:p text:style-name="Standard"><text:span text:style-name="T5">out<text:tab/><text:tab/>play<text:tab/><text:tab/><text:tab/><text:tab/><text:tab/><text:tab/>see<text:tab/><text:tab/>the<text:tab/></text:span></text:p>
      <text:p text:style-name="Standard"><text:span text:style-name="T5">on<text:tab/><text:tab/><text:tab/><text:tab/><text:tab/><text:tab/><text:tab/><text:tab/>she<text:tab/><text:tab/>then</text:span></text:p>
      <text:p text:style-name="Standard"><text:span text:style-name="T5">our<text:tab/><text:tab/><text:tab/><text:tab/><text:tab/><text:tab/><text:tab/><text:tab/>said<text:tab/><text:tab/>this</text:span></text:p>
      <text:p text:style-name="Standard"><text:span text:style-name="T5"><text:tab/><text:tab/><text:tab/><text:tab/><text:tab/><text:tab/><text:tab/><text:tab/><text:tab/><text:tab/>they</text:span></text:p>
      <text:p text:style-name="Standard"><text:span text:style-name="T5"><text:tab/><text:tab/><text:tab/><text:tab/><text:tab/><text:tab/><text:tab/><text:tab/><text:tab/><text:tab/>that</text:span></text:p>
      <text:p text:style-name="P3"/>
      <text:p text:style-name="P4"><text:soft-page-break/></text:p>
      <text:p text:style-name="Standard"><text:bookmark text:name="_GoBack"/><text:span text:style-name="T2">V</text:span><text:span text:style-name="T5"><text:tab/><text:tab/></text:span><text:span text:style-name="T2">W</text:span><text:span text:style-name="T5"><text:tab/><text:tab/></text:span><text:span text:style-name="T2">X</text:span><text:span text:style-name="T5"><text:tab/><text:tab/></text:span><text:span text:style-name="T2">Y</text:span><text:span text:style-name="T5"><text:tab/><text:tab/></text:span><text:span text:style-name="T2">Z</text:span></text:p>
      <text:p text:style-name="Standard"><text:span text:style-name="T5"><text:tab/><text:tab/>we<text:tab/><text:tab/><text:tab/><text:tab/>you</text:span></text:p>
      <text:p text:style-name="Standard"><text:span text:style-name="T5"><text:tab/><text:tab/>went</text:span></text:p>
      <text:p text:style-name="Standard"><text:span text:style-name="T5"><text:tab/><text:tab/>will</text:span></text:p>
      <text:p text:style-name="Standard"><text:span text:style-name="T5"><text:tab/><text:tab/>was</text:span></text:p>
      <text:p text:style-name="Standard"><text:span text:style-name="T5"><text:tab/><text:tab/>want</text:span></text:p>
      <text:p text:style-name="Standard"><text:span text:style-name="T5"><text:tab/><text:tab/>with<text:tab/></text:span></text:p>
      <text:p text:style-name="Standard"><text:span text:style-name="T5"><text:tab/><text:tab/>wa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ldhabi" svg:font-family="Aldhabi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ldhabi1" svg:font-family="Aldhabi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tesano, Meagan</meta:initial-creator>
    <dc:creator>Montesano, Meagan</dc:creator>
    <meta:editing-cycles>2</meta:editing-cycles>
    <meta:print-date>2019-10-31T21:07:00</meta:print-date>
    <meta:creation-date>2020-01-28T01:33:00</meta:creation-date>
    <dc:date>2020-01-28T01:33:00</dc:date>
    <meta:editing-duration>P0D</meta:editing-duration>
    <meta:generator>LibreOffice/6.0.7.3$Linux_X86_64 LibreOffice_project/00m0$Build-3</meta:generator>
    <meta:document-statistic meta:table-count="0" meta:image-count="0" meta:object-count="0" meta:page-count="2" meta:paragraph-count="28" meta:word-count="87" meta:character-count="416" meta:non-whitespace-character-count="2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